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C1000002BC82727A31.jpg"/>
  <manifest:file-entry manifest:media-type="image/jpeg" manifest:full-path="Pictures/10000000000001B8000002BCA35B7E1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1.9cm" svg:y="0.84cm" svg:width="11.642cm" svg:height="18.521cm" draw:z-index="0"><draw:image xlink:href="Pictures/10000000000001B8000002BCA35B7E15.jpg" xlink:type="simple" xlink:show="embed" xlink:actuate="onLoad"/></draw:frame><draw:frame draw:style-name="fr1" draw:name="Grafik2" text:anchor-type="paragraph" svg:x="15.946cm" svg:y="0.937cm" svg:width="11.88cm" svg:height="18.521cm" draw:z-index="1"><draw:image xlink:href="Pictures/10000000000001C1000002BC82727A3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Korneffel</meta:initial-creator>
    <meta:creation-date>2014-02-25T16:44:44.68</meta:creation-date>
    <meta:document-statistic meta:table-count="0" meta:image-count="2" meta:object-count="0" meta:page-count="1" meta:paragraph-count="0" meta:word-count="0" meta:character-count="0"/>
    <dc:date>2014-02-25T16:45:49.46</dc:date>
    <dc:creator>Martin Korneffel</dc:creator>
    <meta:editing-duration>PT1M5S</meta:editing-duration>
    <meta:editing-cycles>1</meta:editing-cycles>
    <meta:generator>OpenOffice/4.0.0$Win32 OpenOffice.org_project/400m3$Build-9702</meta:generator>
  </office:meta>
</office:document-meta>
</file>